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3" style:family="graphic" style:parent-style-name="standard">
      <style:graphic-properties draw:marker-end="Small_20_Arrow" draw:marker-end-width="0.2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fo:min-height="0.39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8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" style:family="text">
      <style:text-properties fo:language="en" fo:country="US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rect draw:style-name="gr1" draw:layer="layout" svg:width="3.875cm" svg:height="0.5cm" svg:x="11.501cm" svg:y="31.5cm">
          <text:p text:style-name="P1">interface0Id</text:p>
        </draw:rect>
        <draw:rect draw:style-name="gr1" draw:layer="layout" svg:width="7.749cm" svg:height="0.505cm" svg:x="11.501cm" svg:y="25.5cm">
          <text:p text:style-name="P1">extensionLevel</text:p>
        </draw:rect>
        <draw:rect draw:style-name="gr1" draw:layer="layout" svg:width="7.748cm" svg:height="0.5cm" svg:x="11.503cm" svg:y="25cm">
          <text:p text:style-name="P1">baseClass0Method0Addr</text:p>
        </draw:rect>
        <draw:rect draw:style-name="gr1" draw:layer="layout" svg:width="7.748cm" svg:height="0.5cm" svg:x="11.503cm" svg:y="24.5cm">
          <text:p text:style-name="P1">baseClass0Method1Addr</text:p>
        </draw:rect>
        <draw:rect draw:style-name="gr1" draw:layer="layout" svg:width="7.749cm" svg:height="0.5cm" svg:x="11.501cm" svg:y="26cm">
          <text:p text:style-name="P1"><text:span text:style-name="T1">size</text:span></text:p>
        </draw:rect>
        <draw:rect draw:style-name="gr1" draw:layer="layout" svg:width="7.749cm" svg:height="0.5cm" svg:x="11.501cm" svg:y="27cm">
          <text:p text:style-name="P1">baseClass0Addr</text:p>
        </draw:rect>
        <draw:rect draw:style-name="gr1" draw:layer="layout" svg:width="7.749cm" svg:height="0.5cm" svg:x="11.501cm" svg:y="26.5cm">
          <text:p text:style-name="P1">classNameAddr</text:p>
        </draw:rect>
        <draw:rect draw:style-name="gr1" draw:layer="layout" svg:width="7.749cm" svg:height="0.5cm" svg:x="11.501cm" svg:y="27.5cm">
          <text:p text:style-name="P1">baseClass1Addr</text:p>
        </draw:rect>
        <draw:rect draw:style-name="gr1" draw:layer="layout" svg:width="3.875cm" svg:height="1cm" svg:x="11.501cm" svg:y="30cm">
          <text:p text:style-name="P2">interfaceNId</text:p>
          <text:p text:style-name="P2">⋮</text:p>
        </draw:rect>
        <draw:rect draw:style-name="gr1" xml:id="id7" draw:id="id7" draw:layer="layout" svg:width="3.875cm" svg:height="0.5cm" svg:x="15.376cm" svg:y="31.5cm">
          <text:p text:style-name="P2">interface0MethodOffset</text:p>
        </draw:rect>
        <draw:rect draw:style-name="gr1" draw:layer="layout" svg:width="3.875cm" svg:height="0.5cm" svg:x="11.501cm" svg:y="31cm">
          <text:p text:style-name="P1">interface1Id</text:p>
        </draw:rect>
        <draw:rect draw:style-name="gr1" xml:id="id5" draw:id="id5" draw:layer="layout" svg:width="3.875cm" svg:height="0.5cm" svg:x="15.376cm" svg:y="31cm">
          <text:p text:style-name="P2">interface1MethodOffset</text:p>
        </draw:rect>
        <draw:rect draw:style-name="gr1" xml:id="id3" draw:id="id3" draw:layer="layout" svg:width="3.875cm" svg:height="1cm" svg:x="15.376cm" svg:y="30cm">
          <text:p text:style-name="P2">interfaceNMethodOffset</text:p>
          <text:p text:style-name="P2">⋮</text:p>
        </draw:rect>
        <draw:rect draw:style-name="gr1" draw:layer="layout" svg:width="7.748cm" svg:height="1cm" svg:x="11.503cm" svg:y="23.5cm">
          <text:p text:style-name="P2">baseClass0MethodNAddr</text:p>
          <text:p text:style-name="P2">⋮</text:p>
        </draw:rect>
        <draw:rect draw:style-name="gr1" draw:layer="layout" svg:width="7.749cm" svg:height="1cm" svg:x="11.501cm" svg:y="28cm">
          <text:p text:style-name="P2">⋮</text:p>
          <text:p text:style-name="P2">baseClassNAddr</text:p>
        </draw:rect>
        <draw:rect draw:style-name="gr1" xml:id="id8" draw:id="id8" draw:layer="layout" svg:width="7.748cm" svg:height="0.5cm" svg:x="11.503cm" svg:y="23cm">
          <text:p text:style-name="P1">baseClass0Interface0Method0Addr</text:p>
        </draw:rect>
        <draw:rect draw:style-name="gr1" draw:layer="layout" svg:width="7.748cm" svg:height="0.5cm" svg:x="11.503cm" svg:y="22.5cm">
          <text:p text:style-name="P1">baseClass0Interface0Method1Addr</text:p>
        </draw:rect>
        <draw:rect draw:style-name="gr1" draw:layer="layout" svg:width="7.748cm" svg:height="1cm" svg:x="11.503cm" svg:y="21.5cm">
          <text:p text:style-name="P2">baseClass0Interface0MethodNAddr</text:p>
          <text:p text:style-name="P2">⋮</text:p>
        </draw:rect>
        <draw:line draw:style-name="gr2" draw:layer="layout" svg:x1="10cm" svg:y1="26.25cm" svg:x2="11.5cm" svg:y2="26.25cm">
          <text:p/>
        </draw:line>
        <draw:rect draw:style-name="gr1" xml:id="id6" draw:id="id6" draw:layer="layout" svg:width="7.748cm" svg:height="0.5cm" svg:x="11.503cm" svg:y="21cm">
          <text:p text:style-name="P1">baseClass0Interface1Method0Addr</text:p>
        </draw:rect>
        <draw:rect draw:style-name="gr1" draw:layer="layout" svg:width="7.748cm" svg:height="0.5cm" svg:x="11.503cm" svg:y="20.5cm">
          <text:p text:style-name="P1">baseClass0Interface1Method1Addr</text:p>
        </draw:rect>
        <draw:rect draw:style-name="gr1" draw:layer="layout" svg:width="7.748cm" svg:height="1cm" svg:x="11.503cm" svg:y="19.5cm">
          <text:p text:style-name="P2">baseClass0Interface1MethodNAddr</text:p>
          <text:p text:style-name="P2">⋮</text:p>
        </draw:rect>
        <draw:rect draw:style-name="gr1" draw:layer="layout" svg:width="7.748cm" svg:height="1cm" svg:x="11.503cm" svg:y="17.5cm">
          <text:p text:style-name="P2">baseClass0InterfaceNMethodNAddr</text:p>
          <text:p text:style-name="P2">⋮</text:p>
        </draw:rect>
        <draw:rect draw:style-name="gr1" draw:layer="layout" svg:width="7.749cm" svg:height="0.5cm" svg:x="11.501cm" svg:y="29cm">
          <text:p text:style-name="P1">thisClassAddr</text:p>
        </draw:rect>
        <draw:rect draw:style-name="gr1" draw:layer="layout" svg:width="6.5cm" svg:height="0.505cm" svg:x="2cm" svg:y="25.5cm">
          <text:p text:style-name="P1">ExtensionLevel (always 1)</text:p>
        </draw:rect>
        <draw:rect draw:style-name="gr1" xml:id="id2" draw:id="id2" draw:layer="layout" svg:width="6.5cm" svg:height="0.5cm" svg:x="2cm" svg:y="26cm">
          <text:p text:style-name="P1">arrayElementSize</text:p>
        </draw:rect>
        <draw:rect draw:style-name="gr1" draw:layer="layout" svg:width="6.5cm" svg:height="0.5cm" svg:x="2cm" svg:y="27cm">
          <text:p text:style-name="P1">baseClassAddr (java/lang/Object)</text:p>
        </draw:rect>
        <draw:rect draw:style-name="gr1" draw:layer="layout" svg:width="6.5cm" svg:height="0.5cm" svg:x="2cm" svg:y="26.5cm">
          <text:p text:style-name="P1"><text:span text:style-name="T1">lowerDimArrayTypeDesc</text:span></text:p>
        </draw:rect>
        <draw:line draw:style-name="gr3" draw:layer="layout" svg:x1="0.5cm" svg:y1="26.25cm" svg:x2="2cm" svg:y2="26.25cm">
          <text:p/>
        </draw:line>
        <draw:rect draw:style-name="gr1" xml:id="id1" draw:id="id1" draw:layer="layout" svg:width="6.5cm" svg:height="0.5cm" svg:x="2.001cm" svg:y="27.5cm">
          <text:p text:style-name="P1">addrOfThisTypeDesc</text:p>
        </draw:rect>
        <draw:connector draw:style-name="gr4" draw:layer="layout" svg:x1="8.501cm" svg:y1="27.75cm" svg:x2="8.5cm" svg:y2="26.25cm" draw:start-shape="id1" draw:start-glue-point="1" draw:end-shape="id2" draw:end-glue-point="1" svg:d="m8501 27750h501v-1500h-502">
          <text:p/>
        </draw:connector>
        <draw:frame draw:style-name="gr5" draw:text-style-name="P2" draw:layer="layout" svg:width="6.5cm" svg:height="0.64cm" svg:x="2cm" svg:y="28.5cm">
          <draw:text-box>
            <text:p text:style-name="P2">Array type descriptor</text:p>
          </draw:text-box>
        </draw:frame>
        <draw:frame draw:style-name="gr5" draw:text-style-name="P2" draw:layer="layout" svg:width="7.749cm" svg:height="0.64cm" svg:x="11.501cm" svg:y="32.5cm">
          <draw:text-box>
            <text:p text:style-name="P2">Class type descriptor</text:p>
          </draw:text-box>
        </draw:frame>
        <draw:rect draw:style-name="gr1" xml:id="id4" draw:id="id4" draw:layer="layout" svg:width="7.748cm" svg:height="0.5cm" svg:x="11.503cm" svg:y="19cm">
          <text:p text:style-name="P1">baseClass0InterfaceNMethod0Addr</text:p>
        </draw:rect>
        <draw:rect draw:style-name="gr1" draw:layer="layout" svg:width="7.748cm" svg:height="0.5cm" svg:x="11.503cm" svg:y="18.5cm">
          <text:p text:style-name="P1">baseClass0InterfaceNMethod1Addr</text:p>
        </draw:rect>
        <draw:rect draw:style-name="gr1" draw:layer="layout" svg:width="7.748cm" svg:height="0.5cm" svg:x="11.503cm" svg:y="29.5cm">
          <text:p text:style-name="P1">interfaceDelegateMehtod</text:p>
        </draw:rect>
        <draw:connector draw:style-name="gr6" draw:layer="layout" draw:line-skew="0.998cm" svg:x1="19.251cm" svg:y1="30.5cm" svg:x2="19.251cm" svg:y2="19.25cm" draw:start-shape="id3" draw:start-glue-point="1" draw:end-shape="id4" draw:end-glue-point="1" svg:d="m19251 30500h1499v-11250h-1499">
          <text:p/>
        </draw:connector>
        <draw:rect draw:style-name="gr1" draw:layer="layout" svg:width="7.748cm" svg:height="0.5cm" svg:x="11.502cm" svg:y="17cm">
          <text:p text:style-name="P1">baseClass1Method0Addr</text:p>
        </draw:rect>
        <draw:rect draw:style-name="gr1" draw:layer="layout" svg:width="7.748cm" svg:height="0.5cm" svg:x="11.502cm" svg:y="16.5cm">
          <text:p text:style-name="P1">baseClass1Method1Addr</text:p>
        </draw:rect>
        <draw:rect draw:style-name="gr1" draw:layer="layout" svg:width="7.748cm" svg:height="1cm" svg:x="11.502cm" svg:y="15.5cm">
          <text:p text:style-name="P2">baseClass1MethodNAddr</text:p>
          <text:p text:style-name="P2">⋮</text:p>
        </draw:rect>
        <draw:rect draw:style-name="gr1" xml:id="id9" draw:id="id9" draw:layer="layout" svg:width="7.748cm" svg:height="0.5cm" svg:x="11.502cm" svg:y="15cm">
          <text:p text:style-name="P1">baseClass1Interface0Method0Addr</text:p>
        </draw:rect>
        <draw:rect draw:style-name="gr1" draw:layer="layout" svg:width="7.748cm" svg:height="0.5cm" svg:x="11.502cm" svg:y="14.5cm">
          <text:p text:style-name="P1">baseClass1Interface0Method1Addr</text:p>
        </draw:rect>
        <draw:rect draw:style-name="gr1" draw:layer="layout" svg:width="7.748cm" svg:height="1cm" svg:x="11.502cm" svg:y="13.5cm">
          <text:p text:style-name="P2">baseClass1Interface0MethodNAddr</text:p>
          <text:p text:style-name="P2">⋮</text:p>
        </draw:rect>
        <draw:rect draw:style-name="gr1" xml:id="id10" draw:id="id10" draw:layer="layout" svg:width="7.748cm" svg:height="0.5cm" svg:x="11.502cm" svg:y="13cm">
          <text:p text:style-name="P1">baseClass1Interface1Method0Addr</text:p>
        </draw:rect>
        <draw:rect draw:style-name="gr1" draw:layer="layout" svg:width="7.748cm" svg:height="0.5cm" svg:x="11.502cm" svg:y="12.5cm">
          <text:p text:style-name="P1">baseClass1Interface1Method1Addr</text:p>
        </draw:rect>
        <draw:rect draw:style-name="gr1" draw:layer="layout" svg:width="7.748cm" svg:height="1cm" svg:x="11.502cm" svg:y="11.5cm">
          <text:p text:style-name="P2">baseClass1Interface1MethodNAddr</text:p>
          <text:p text:style-name="P2">⋮</text:p>
        </draw:rect>
        <draw:rect draw:style-name="gr1" draw:layer="layout" svg:width="7.748cm" svg:height="1cm" svg:x="11.502cm" svg:y="9.5cm">
          <text:p text:style-name="P2">baseClass1InterfaceNMethodNAddr</text:p>
          <text:p text:style-name="P2">⋮</text:p>
        </draw:rect>
        <draw:rect draw:style-name="gr1" xml:id="id11" draw:id="id11" draw:layer="layout" svg:width="7.748cm" svg:height="0.5cm" svg:x="11.502cm" svg:y="11cm">
          <text:p text:style-name="P1">baseClass1InterfaceNMethod0Addr</text:p>
        </draw:rect>
        <draw:rect draw:style-name="gr1" draw:layer="layout" svg:width="7.748cm" svg:height="0.5cm" svg:x="11.502cm" svg:y="10.5cm">
          <text:p text:style-name="P1">baseClass1InterfaceNMethod1Addr</text:p>
        </draw:rect>
        <draw:connector draw:style-name="gr6" draw:layer="layout" draw:line-skew="0.498cm" svg:x1="19.251cm" svg:y1="31.25cm" svg:x2="19.251cm" svg:y2="21.25cm" draw:start-shape="id5" draw:start-glue-point="1" draw:end-shape="id6" draw:end-glue-point="1" svg:d="m19251 31250h999v-10000h-999">
          <text:p/>
        </draw:connector>
        <draw:connector draw:style-name="gr6" draw:layer="layout" svg:x1="19.251cm" svg:y1="31.75cm" svg:x2="19.251cm" svg:y2="23.25cm" draw:start-shape="id7" draw:start-glue-point="1" draw:end-shape="id8" draw:end-glue-point="1" svg:d="m19251 31750h501v-8500h-501">
          <text:p/>
        </draw:connector>
        <draw:rect draw:style-name="gr1" draw:layer="layout" svg:width="7.748cm" svg:height="0.5cm" svg:x="11.502cm" svg:y="8cm">
          <text:p text:style-name="P1">baseClassNMethod0Addr</text:p>
        </draw:rect>
        <draw:rect draw:style-name="gr1" draw:layer="layout" svg:width="7.748cm" svg:height="0.5cm" svg:x="11.502cm" svg:y="7.5cm">
          <text:p text:style-name="P1">baseClassNMethod1Addr</text:p>
        </draw:rect>
        <draw:rect draw:style-name="gr1" draw:layer="layout" svg:width="7.748cm" svg:height="1cm" svg:x="11.502cm" svg:y="6.5cm">
          <text:p text:style-name="P2">baseClassNMethodNAddr</text:p>
          <text:p text:style-name="P2">⋮</text:p>
        </draw:rect>
        <draw:rect draw:style-name="gr1" xml:id="id12" draw:id="id12" draw:layer="layout" svg:width="7.748cm" svg:height="0.5cm" svg:x="11.502cm" svg:y="6cm">
          <text:p text:style-name="P1">baseClassNInterface0Method0Addr</text:p>
        </draw:rect>
        <draw:rect draw:style-name="gr1" draw:layer="layout" svg:width="7.748cm" svg:height="0.5cm" svg:x="11.502cm" svg:y="5.5cm">
          <text:p text:style-name="P1">baseClassNInterface0Method1Addr</text:p>
        </draw:rect>
        <draw:rect draw:style-name="gr1" draw:layer="layout" svg:width="7.748cm" svg:height="1cm" svg:x="11.502cm" svg:y="4.5cm">
          <text:p text:style-name="P2">baseClassNInterface0MethodNAddr</text:p>
          <text:p text:style-name="P2">⋮</text:p>
        </draw:rect>
        <draw:rect draw:style-name="gr1" xml:id="id13" draw:id="id13" draw:layer="layout" svg:width="7.748cm" svg:height="0.5cm" svg:x="11.502cm" svg:y="4cm">
          <text:p text:style-name="P1">baseClassNInterface1Method0Addr</text:p>
        </draw:rect>
        <draw:rect draw:style-name="gr1" draw:layer="layout" svg:width="7.748cm" svg:height="0.5cm" svg:x="11.502cm" svg:y="3.5cm">
          <text:p text:style-name="P1">baseClassNInterface1Method1Addr</text:p>
        </draw:rect>
        <draw:rect draw:style-name="gr1" draw:layer="layout" svg:width="7.748cm" svg:height="1cm" svg:x="11.502cm" svg:y="2.5cm">
          <text:p text:style-name="P2">baseClassNInterface1MethodNAddr</text:p>
          <text:p text:style-name="P2">⋮</text:p>
        </draw:rect>
        <draw:rect draw:style-name="gr1" draw:layer="layout" svg:width="7.748cm" svg:height="1cm" svg:x="11.502cm" svg:y="0.5cm">
          <text:p text:style-name="P2">baseClassNInterfaceNMethodNAddr</text:p>
          <text:p text:style-name="P2">⋮</text:p>
        </draw:rect>
        <draw:rect draw:style-name="gr1" xml:id="id14" draw:id="id14" draw:layer="layout" svg:width="7.748cm" svg:height="0.5cm" svg:x="11.502cm" svg:y="2cm">
          <text:p text:style-name="P1">baseClassNInterfaceNMethod0Addr</text:p>
        </draw:rect>
        <draw:rect draw:style-name="gr1" draw:layer="layout" svg:width="7.748cm" svg:height="0.5cm" svg:x="11.502cm" svg:y="1.5cm">
          <text:p text:style-name="P1">baseClassNInterfaceNMethod1Addr</text:p>
        </draw:rect>
        <draw:custom-shape draw:style-name="gr7" draw:text-style-name="P2" draw:layer="layout" svg:width="7.75cm" svg:height="1cm" svg:x="11.5cm" svg:y="8.5cm">
          <text:p text:style-name="P2">⋮</text:p>
          <draw:enhanced-geometry svg:viewBox="0 0 21600 21600" draw:type="rectangle" draw:enhanced-path="M 0 0 L 21600 0 21600 21600 0 21600 0 0 Z N"/>
        </draw:custom-shape>
        <draw:connector draw:style-name="gr6" draw:layer="layout" draw:line-skew="0.998cm" svg:x1="19.251cm" svg:y1="30.5cm" svg:x2="19.25cm" svg:y2="15.25cm" draw:start-shape="id3" draw:start-glue-point="1" draw:end-shape="id9" draw:end-glue-point="1" svg:d="m19251 30500h1499v-15250h-1500">
          <text:p/>
        </draw:connector>
        <draw:connector draw:style-name="gr6" draw:layer="layout" draw:line-skew="0.998cm" svg:x1="19.251cm" svg:y1="30.5cm" svg:x2="19.25cm" svg:y2="13.25cm" draw:start-shape="id3" draw:start-glue-point="1" draw:end-shape="id10" draw:end-glue-point="1" svg:d="m19251 30500h1499v-17250h-1500">
          <text:p/>
        </draw:connector>
        <draw:connector draw:style-name="gr6" draw:layer="layout" draw:line-skew="0.998cm" svg:x1="19.251cm" svg:y1="30.5cm" svg:x2="19.25cm" svg:y2="11.25cm" draw:start-shape="id3" draw:start-glue-point="1" draw:end-shape="id11" draw:end-glue-point="1" svg:d="m19251 30500h1499v-19250h-1500">
          <text:p/>
        </draw:connector>
        <draw:connector draw:style-name="gr6" draw:layer="layout" draw:line-skew="0.998cm" svg:x1="19.251cm" svg:y1="30.5cm" svg:x2="19.25cm" svg:y2="6.25cm" draw:start-shape="id3" draw:start-glue-point="1" draw:end-shape="id12" draw:end-glue-point="1" svg:d="m19251 30500h1499v-24250h-1500">
          <text:p/>
        </draw:connector>
        <draw:connector draw:style-name="gr6" draw:layer="layout" draw:line-skew="0.998cm" svg:x1="19.251cm" svg:y1="30.5cm" svg:x2="19.25cm" svg:y2="4.25cm" draw:start-shape="id3" draw:start-glue-point="1" draw:end-shape="id13" draw:end-glue-point="1" svg:d="m19251 30500h1499v-26250h-1500">
          <text:p/>
        </draw:connector>
        <draw:connector draw:style-name="gr6" draw:layer="layout" draw:line-skew="0.998cm" svg:x1="19.251cm" svg:y1="30.5cm" svg:x2="19.25cm" svg:y2="2.25cm" draw:start-shape="id3" draw:start-glue-point="1" draw:end-shape="id14" draw:end-glue-point="1" svg:d="m19251 30500h1499v-28250h-1500">
          <text:p/>
        </draw:connector>
        <draw:measure draw:style-name="gr8" draw:layer="measurelines" svg:x1="11.5cm" svg:y1="30cm" svg:x2="11.5cm" svg:y2="27cm">
          <text:p text:style-name="P3"><text:span text:style-name="T2"><text:measure text:kind="gap"/></text:span><text:span text:style-name="T2">maxExtensionLevel+1</text:span><text:measure text:kind="gap"/></text:p>
        </draw:measur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3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302</meta:generator>
    <meta:initial-creator>Urs Graf</meta:initial-creator>
    <meta:creation-date>2010-04-12T08:44:15</meta:creation-date>
    <dc:creator>Martin Züger</dc:creator>
    <dc:date>2011-11-09T09:58:35.05</dc:date>
    <meta:printed-by>Martin Züger</meta:printed-by>
    <meta:print-date>2011-11-09T09:58:06.82</meta:print-date>
    <meta:editing-cycles>19</meta:editing-cycles>
    <meta:editing-duration>PT8H8M32S</meta:editing-duration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